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hp bin/console make:voter</text:p>
      <text:p text:style-name="Standard"/>
      <text:p text:style-name="Standard">volo@HP:~/Documents/global-talent-school$ php bin/console make:voter</text:p>
      <text:p text:style-name="Standard"/>
      <text:p text:style-name="Standard"><text:s/>The name of the security voter class (e.g. BlogPostVoter):</text:p>
      <text:p text:style-name="Standard"><text:s/>&gt; UserVoter</text:p>
      <text:p text:style-name="Standard"/>
      <text:p text:style-name="Standard"><text:s/>created: src/Security/Voter/UserVoter.php</text:p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1:51:50.274200465</meta:creation-date>
    <dc:date>2026-01-27T01:10:06.460118335</dc:date>
    <meta:editing-duration>PT4H10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8" meta:word-count="21" meta:character-count="240" meta:non-whitespace-character-count="197"/>
  </office:meta>
</office:document-meta>
</file>